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color="#0000ff" fo:font-weight="bold"/>
    </style:style>
    <style:style style:name="T2" style:family="text">
      <style:text-properties fo:color="#ff0000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(The Blaze) – President Barack Obama hit the bleachers Saturday for an NCAA women’s basketball tournament game in College Park, Maryland, to cheer on his niece Leslie Robinson, who plays for Princeton.</text:p>
      <text:p text:style-name="Text_20_body">But reportedly after offering a wave in the arena, Obama himself got a cheer from Princeton fans — and one he seemed visibly embarrassed over: “Four more years! Four more years!”</text:p>
      <text:p text:style-name="Text_20_body">Hearing the chant, a smiling Obama tossed a gaze to the vocal portion of the crowd and immediately invoked the “cut it out” gesture, slicing his hand in front of his neck:</text:p>
      <text:p text:style-name="Text_20_body">The chant wasn’t lost on reporters gathered for the proceedings:</text:p>
      <text:p text:style-name="Text_20_body">Of course, the 22nd Amendment of the U.S. Constitution sets a two-term limit on presidents; Obama’s in his second term.</text:p>
      <text:p text:style-name="Text_20_body">Anyway, here’s the clip. The chant can be heard about 40 seconds into the video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8:07:03.283000000</meta:creation-date>
    <dc:date>2015-04-12T18:07:29.484000000</dc:date>
    <meta:editing-duration>PT26S</meta:editing-duration>
    <meta:editing-cycles>1</meta:editing-cycles>
    <meta:document-statistic meta:table-count="0" meta:image-count="0" meta:object-count="0" meta:page-count="1" meta:paragraph-count="6" meta:word-count="138" meta:character-count="813" meta:non-whitespace-character-count="679"/>
    <meta:generator>LibreOffice/4.3.6.2$Windows_x86 LibreOffice_project/d50a87b2e514536ed401c18000dad4660b6a169e</meta:generator>
  </office:meta>
</office:document-meta>
</file>